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5pt" svg:height="254.72pt" svg:x="41.24pt" svg:y="13.24pt">
            <draw:object draw:notify-on-update-of-ranges="Sheet1.B1:Sheet1.B40 Sheet1.E1:Sheet1.E40 Sheet1.B1:Sheet1.B40 Sheet1.H1:Sheet1.H40 Sheet1.B1:Sheet1.B40 Sheet1.K1:Sheet1.K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2.1325" calcext:value-type="float">
            <text:p>12.1325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10.9315" calcext:value-type="float">
            <text:p>10.9315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8000" calcext:value-type="float">
            <text:p>18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1.6296" calcext:value-type="float">
            <text:p>11.6296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8.67127" calcext:value-type="float">
            <text:p>8.67127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8.7583" calcext:value-type="float">
            <text:p>8.758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1.4231" calcext:value-type="float">
            <text:p>11.4231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8.63271" calcext:value-type="float">
            <text:p>8.63271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8.57755" calcext:value-type="float">
            <text:p>8.57755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1.0638" calcext:value-type="float">
            <text:p>11.063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7.20015" calcext:value-type="float">
            <text:p>7.20015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8.66607" calcext:value-type="float">
            <text:p>8.6660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0.718" calcext:value-type="float">
            <text:p>10.71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6.46133" calcext:value-type="float">
            <text:p>6.46133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7.07158" calcext:value-type="float">
            <text:p>7.0715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0.4637" calcext:value-type="float">
            <text:p>10.4637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6.4986" calcext:value-type="float">
            <text:p>6.498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7.40378" calcext:value-type="float">
            <text:p>7.4037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0.1111" calcext:value-type="float">
            <text:p>10.1111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6.81282" calcext:value-type="float">
            <text:p>6.81282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6.30368" calcext:value-type="float">
            <text:p>6.3036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65882" calcext:value-type="float">
            <text:p>9.65882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5.94539" calcext:value-type="float">
            <text:p>5.94539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5.7542" calcext:value-type="float">
            <text:p>5.7542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51245" calcext:value-type="float">
            <text:p>9.51245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5.31298" calcext:value-type="float">
            <text:p>5.3129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5.19187" calcext:value-type="float">
            <text:p>5.1918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27603" calcext:value-type="float">
            <text:p>9.2760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4.81756" calcext:value-type="float">
            <text:p>4.8175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5.31054" calcext:value-type="float">
            <text:p>5.3105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91238" calcext:value-type="float">
            <text:p>8.9123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5.12436" calcext:value-type="float">
            <text:p>5.1243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99274" calcext:value-type="float">
            <text:p>3.9927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0015" calcext:value-type="float">
            <text:p>8.70015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4.12595" calcext:value-type="float">
            <text:p>4.12595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92244" calcext:value-type="float">
            <text:p>3.9224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1813" calcext:value-type="float">
            <text:p>8.7181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4.01148" calcext:value-type="float">
            <text:p>4.0114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4.30141" calcext:value-type="float">
            <text:p>4.30141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HFD</text:p>
          </table:table-cell>
          <table:table-cell table:number-columns-repeated="2"/>
          <table:table-cell office:value-type="string" calcext:value-type="string">
            <text:p>FWHM(H)</text:p>
          </table:table-cell>
          <table:table-cell table:number-columns-repeated="2"/>
          <table:table-cell office:value-type="string" calcext:value-type="string">
            <text:p>FWHM(V)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string" calcext:value-type="string">
            <text:p>HFD</text:p>
          </table:table-cell>
          <table:table-cell table:number-columns-repeated="2"/>
          <table:table-cell office:value-type="string" calcext:value-type="string">
            <text:p>FWHM(H)</text:p>
          </table:table-cell>
          <table:table-cell table:number-columns-repeated="2"/>
          <table:table-cell office:value-type="string" calcext:value-type="string">
            <text:p>FWHM(V)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68446" calcext:value-type="float">
            <text:p>8.68446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3.58631" calcext:value-type="float">
            <text:p>3.58631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20907" calcext:value-type="float">
            <text:p>3.2090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3000" calcext:value-type="float">
            <text:p>33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51079" calcext:value-type="float">
            <text:p>8.51079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2.94674" calcext:value-type="float">
            <text:p>2.94674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00928" calcext:value-type="float">
            <text:p>3.0092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07008" calcext:value-type="float">
            <text:p>9.0700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3.2011" calcext:value-type="float">
            <text:p>3.2011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25397" calcext:value-type="float">
            <text:p>3.2539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41243" calcext:value-type="float">
            <text:p>8.4124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3.21329" calcext:value-type="float">
            <text:p>3.21329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2.76224" calcext:value-type="float">
            <text:p>2.7622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8327" calcext:value-type="float">
            <text:p>8.78327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2.97576" calcext:value-type="float">
            <text:p>2.9757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2.7099" calcext:value-type="float">
            <text:p>2.7099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3744" calcext:value-type="float">
            <text:p>8.73744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2.66626" calcext:value-type="float">
            <text:p>2.6662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2.9884" calcext:value-type="float">
            <text:p>2.988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8265" calcext:value-type="float">
            <text:p>8.78265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2.73853" calcext:value-type="float">
            <text:p>2.73853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04138" calcext:value-type="float">
            <text:p>3.0413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9000" calcext:value-type="float">
            <text:p>39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91083" calcext:value-type="float">
            <text:p>8.9108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3.20215" calcext:value-type="float">
            <text:p>3.20215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2.9769" calcext:value-type="float">
            <text:p>2.9769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433" calcext:value-type="float">
            <text:p>8.743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2.99767" calcext:value-type="float">
            <text:p>2.99767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1000" calcext:value-type="float">
            <text:p>41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15807" calcext:value-type="float">
            <text:p>9.15807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2.99991" calcext:value-type="float">
            <text:p>2.99991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53351" calcext:value-type="float">
            <text:p>3.53351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87572" calcext:value-type="float">
            <text:p>8.87572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3.40969" calcext:value-type="float">
            <text:p>3.40969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26058" calcext:value-type="float">
            <text:p>3.26058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3000" calcext:value-type="float">
            <text:p>43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4921" calcext:value-type="float">
            <text:p>8.4921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3.43299" calcext:value-type="float">
            <text:p>3.43299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37299" calcext:value-type="float">
            <text:p>3.37299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4000" calcext:value-type="float">
            <text:p>44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8455" calcext:value-type="float">
            <text:p>8.8455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4.11881" calcext:value-type="float">
            <text:p>4.11881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3.9002" calcext:value-type="float">
            <text:p>3.9002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73216" calcext:value-type="float">
            <text:p>8.73216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4.19248" calcext:value-type="float">
            <text:p>4.1924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4.43036" calcext:value-type="float">
            <text:p>4.43036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8.98078" calcext:value-type="float">
            <text:p>8.9807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4.12476" calcext:value-type="float">
            <text:p>4.1247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4.27776" calcext:value-type="float">
            <text:p>4.27776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7000" calcext:value-type="float">
            <text:p>47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20323" calcext:value-type="float">
            <text:p>9.2032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5.74033" calcext:value-type="float">
            <text:p>5.74033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4.89543" calcext:value-type="float">
            <text:p>4.8954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21982" calcext:value-type="float">
            <text:p>9.21982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5.12176" calcext:value-type="float">
            <text:p>5.12176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5.11012" calcext:value-type="float">
            <text:p>5.11012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9000" calcext:value-type="float">
            <text:p>49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62978" calcext:value-type="float">
            <text:p>9.6297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5.98518" calcext:value-type="float">
            <text:p>5.9851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5.96817" calcext:value-type="float">
            <text:p>5.9681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9.9126" calcext:value-type="float">
            <text:p>9.9126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6.77687" calcext:value-type="float">
            <text:p>6.77687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6.25383" calcext:value-type="float">
            <text:p>6.2538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0.1168" calcext:value-type="float">
            <text:p>10.116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6.32093" calcext:value-type="float">
            <text:p>6.32093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7.1443" calcext:value-type="float">
            <text:p>7.144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0.8587" calcext:value-type="float">
            <text:p>10.8587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7.40138" calcext:value-type="float">
            <text:p>7.4013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6.58873" calcext:value-type="float">
            <text:p>6.58873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3000" calcext:value-type="float">
            <text:p>53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0.8798" calcext:value-type="float">
            <text:p>10.8798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6.96458" calcext:value-type="float">
            <text:p>6.9645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7.23726" calcext:value-type="float">
            <text:p>7.23726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4000" calcext:value-type="float">
            <text:p>54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1.2937" calcext:value-type="float">
            <text:p>11.2937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8.37788" calcext:value-type="float">
            <text:p>8.37788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9.01881" calcext:value-type="float">
            <text:p>9.01881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1.6912" calcext:value-type="float">
            <text:p>11.6912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8.87245" calcext:value-type="float">
            <text:p>8.87245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9.23596" calcext:value-type="float">
            <text:p>9.23596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string" calcext:value-type="string">
            <text:p>HFD</text:p>
          </table:table-cell>
          <table:table-cell office:value-type="float" office:value="12.0133" calcext:value-type="float">
            <text:p>12.0133</text:p>
          </table:table-cell>
          <table:table-cell/>
          <table:table-cell office:value-type="string" calcext:value-type="string">
            <text:p>FWHM(H)</text:p>
          </table:table-cell>
          <table:table-cell office:value-type="float" office:value="9.23795" calcext:value-type="float">
            <text:p>9.23795</text:p>
          </table:table-cell>
          <table:table-cell/>
          <table:table-cell office:value-type="string" calcext:value-type="string">
            <text:p>FWHM(V)</text:p>
          </table:table-cell>
          <table:table-cell office:value-type="float" office:value="9.57088" calcext:value-type="float">
            <text:p>9.57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8T23:08:06.888096427</meta:creation-date>
    <dc:date>2019-10-08T23:11:36.854951706</dc:date>
    <meta:editing-duration>PT3M30S</meta:editing-duration>
    <meta:editing-cycles>1</meta:editing-cycles>
    <meta:document-statistic meta:table-count="1" meta:cell-count="314" meta:object-count="1"/>
    <meta:generator>LibreOffice/6.3.2.1$Linux_X86_64 LibreOffice_project/30$Build-1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scatter" chart:style-name="ch1">
        <chart:legend chart:legend-position="end" svg:x="13.724cm" svg:y="3.696cm" style:legend-expansion="high" chart:style-name="ch2"/>
        <chart:plot-area chart:style-name="ch3" table:cell-range-address="Sheet1.B1:Sheet1.B40 Sheet1.E1:Sheet1.E40 Sheet1.H1:Sheet1.H40 Sheet1.K1:Sheet1.K40" svg:x="0.319cm" svg:y="0.179cm" svg:width="13.086cm" svg:height="8.629cm">
          <chartooo:coordinate-region svg:x="0.782cm" svg:y="0.379cm" svg:width="12.001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40" chart:class="chart:scatter">
            <chart:domain table:cell-range-address="Sheet1.B1:Sheet1.B40"/>
            <chart:data-point chart:repeated="40"/>
          </chart:series>
          <chart:series chart:style-name="ch7" chart:values-cell-range-address="Sheet1.H1:Sheet1.H40" chart:class="chart:scatter">
            <chart:data-point chart:repeated="40"/>
          </chart:series>
          <chart:series chart:style-name="ch8" chart:values-cell-range-address="Sheet1.K1:Sheet1.K40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00">
                <text:p>17000</text:p>
                <draw:g>
                  <svg:desc>Sheet1.B1:Sheet1.B40</svg:desc>
                </draw:g>
              </table:table-cell>
              <table:table-cell office:value-type="float" office:value="12.1325">
                <text:p>12.1325</text:p>
                <draw:g>
                  <svg:desc>Sheet1.E1:Sheet1.E40</svg:desc>
                </draw:g>
              </table:table-cell>
              <table:table-cell office:value-type="float" office:value="10.9315">
                <text:p>10.9315</text:p>
                <draw:g>
                  <svg:desc>Sheet1.H1:Sheet1.H40</svg:desc>
                </draw:g>
              </table:table-cell>
              <table:table-cell office:value-type="float" office:value="10.9948">
                <text:p>10.9948</text:p>
                <draw:g>
                  <svg:desc>Sheet1.K1:Sheet1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0">
                <text:p>18000</text:p>
              </table:table-cell>
              <table:table-cell office:value-type="float" office:value="11.6296">
                <text:p>11.6296</text:p>
              </table:table-cell>
              <table:table-cell office:value-type="float" office:value="8.67127">
                <text:p>8.67127</text:p>
              </table:table-cell>
              <table:table-cell office:value-type="float" office:value="8.7583">
                <text:p>8.7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00">
                <text:p>19000</text:p>
              </table:table-cell>
              <table:table-cell office:value-type="float" office:value="11.4231">
                <text:p>11.4231</text:p>
              </table:table-cell>
              <table:table-cell office:value-type="float" office:value="8.63271">
                <text:p>8.63271</text:p>
              </table:table-cell>
              <table:table-cell office:value-type="float" office:value="8.57755">
                <text:p>8.57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1.0638">
                <text:p>11.0638</text:p>
              </table:table-cell>
              <table:table-cell office:value-type="float" office:value="7.20015">
                <text:p>7.20015</text:p>
              </table:table-cell>
              <table:table-cell office:value-type="float" office:value="8.66607">
                <text:p>8.66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00">
                <text:p>21000</text:p>
              </table:table-cell>
              <table:table-cell office:value-type="float" office:value="10.718">
                <text:p>10.718</text:p>
              </table:table-cell>
              <table:table-cell office:value-type="float" office:value="6.46133">
                <text:p>6.46133</text:p>
              </table:table-cell>
              <table:table-cell office:value-type="float" office:value="7.07158">
                <text:p>7.07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00">
                <text:p>22000</text:p>
              </table:table-cell>
              <table:table-cell office:value-type="float" office:value="10.4637">
                <text:p>10.4637</text:p>
              </table:table-cell>
              <table:table-cell office:value-type="float" office:value="6.4986">
                <text:p>6.4986</text:p>
              </table:table-cell>
              <table:table-cell office:value-type="float" office:value="7.40378">
                <text:p>7.40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00">
                <text:p>23000</text:p>
              </table:table-cell>
              <table:table-cell office:value-type="float" office:value="10.1111">
                <text:p>10.1111</text:p>
              </table:table-cell>
              <table:table-cell office:value-type="float" office:value="6.81282">
                <text:p>6.81282</text:p>
              </table:table-cell>
              <table:table-cell office:value-type="float" office:value="6.30368">
                <text:p>6.30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0">
                <text:p>24000</text:p>
              </table:table-cell>
              <table:table-cell office:value-type="float" office:value="9.65882">
                <text:p>9.65882</text:p>
              </table:table-cell>
              <table:table-cell office:value-type="float" office:value="5.94539">
                <text:p>5.94539</text:p>
              </table:table-cell>
              <table:table-cell office:value-type="float" office:value="5.7542">
                <text:p>5.7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9.51245">
                <text:p>9.51245</text:p>
              </table:table-cell>
              <table:table-cell office:value-type="float" office:value="5.31298">
                <text:p>5.31298</text:p>
              </table:table-cell>
              <table:table-cell office:value-type="float" office:value="5.19187">
                <text:p>5.19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00">
                <text:p>26000</text:p>
              </table:table-cell>
              <table:table-cell office:value-type="float" office:value="9.27603">
                <text:p>9.27603</text:p>
              </table:table-cell>
              <table:table-cell office:value-type="float" office:value="4.81756">
                <text:p>4.81756</text:p>
              </table:table-cell>
              <table:table-cell office:value-type="float" office:value="5.31054">
                <text:p>5.31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00">
                <text:p>27000</text:p>
              </table:table-cell>
              <table:table-cell office:value-type="float" office:value="8.91238">
                <text:p>8.91238</text:p>
              </table:table-cell>
              <table:table-cell office:value-type="float" office:value="5.12436">
                <text:p>5.12436</text:p>
              </table:table-cell>
              <table:table-cell office:value-type="float" office:value="3.99274">
                <text:p>3.99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00">
                <text:p>28000</text:p>
              </table:table-cell>
              <table:table-cell office:value-type="float" office:value="8.70015">
                <text:p>8.70015</text:p>
              </table:table-cell>
              <table:table-cell office:value-type="float" office:value="4.12595">
                <text:p>4.12595</text:p>
              </table:table-cell>
              <table:table-cell office:value-type="float" office:value="3.92244">
                <text:p>3.92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00">
                <text:p>29000</text:p>
              </table:table-cell>
              <table:table-cell office:value-type="float" office:value="8.71813">
                <text:p>8.71813</text:p>
              </table:table-cell>
              <table:table-cell office:value-type="float" office:value="4.01148">
                <text:p>4.01148</text:p>
              </table:table-cell>
              <table:table-cell office:value-type="float" office:value="4.30141">
                <text:p>4.30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8.68446">
                <text:p>8.68446</text:p>
              </table:table-cell>
              <table:table-cell office:value-type="float" office:value="3.58631">
                <text:p>3.58631</text:p>
              </table:table-cell>
              <table:table-cell office:value-type="float" office:value="3.20907">
                <text:p>3.20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00">
                <text:p>33000</text:p>
              </table:table-cell>
              <table:table-cell office:value-type="float" office:value="8.51079">
                <text:p>8.51079</text:p>
              </table:table-cell>
              <table:table-cell office:value-type="float" office:value="2.94674">
                <text:p>2.94674</text:p>
              </table:table-cell>
              <table:table-cell office:value-type="float" office:value="3.00928">
                <text:p>3.00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">
                <text:p>34000</text:p>
              </table:table-cell>
              <table:table-cell office:value-type="float" office:value="9.07008">
                <text:p>9.07008</text:p>
              </table:table-cell>
              <table:table-cell office:value-type="float" office:value="3.2011">
                <text:p>3.2011</text:p>
              </table:table-cell>
              <table:table-cell office:value-type="float" office:value="3.25397">
                <text:p>3.25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0">
                <text:p>35000</text:p>
              </table:table-cell>
              <table:table-cell office:value-type="float" office:value="8.41243">
                <text:p>8.41243</text:p>
              </table:table-cell>
              <table:table-cell office:value-type="float" office:value="3.21329">
                <text:p>3.21329</text:p>
              </table:table-cell>
              <table:table-cell office:value-type="float" office:value="2.76224">
                <text:p>2.7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00">
                <text:p>36000</text:p>
              </table:table-cell>
              <table:table-cell office:value-type="float" office:value="8.78327">
                <text:p>8.78327</text:p>
              </table:table-cell>
              <table:table-cell office:value-type="float" office:value="2.97576">
                <text:p>2.97576</text:p>
              </table:table-cell>
              <table:table-cell office:value-type="float" office:value="2.7099">
                <text:p>2.7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00">
                <text:p>37000</text:p>
              </table:table-cell>
              <table:table-cell office:value-type="float" office:value="8.73744">
                <text:p>8.73744</text:p>
              </table:table-cell>
              <table:table-cell office:value-type="float" office:value="2.66626">
                <text:p>2.66626</text:p>
              </table:table-cell>
              <table:table-cell office:value-type="float" office:value="2.9884">
                <text:p>2.9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000">
                <text:p>38000</text:p>
              </table:table-cell>
              <table:table-cell office:value-type="float" office:value="8.78265">
                <text:p>8.78265</text:p>
              </table:table-cell>
              <table:table-cell office:value-type="float" office:value="2.73853">
                <text:p>2.73853</text:p>
              </table:table-cell>
              <table:table-cell office:value-type="float" office:value="3.04138">
                <text:p>3.0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00">
                <text:p>39000</text:p>
              </table:table-cell>
              <table:table-cell office:value-type="float" office:value="8.91083">
                <text:p>8.91083</text:p>
              </table:table-cell>
              <table:table-cell office:value-type="float" office:value="3.20215">
                <text:p>3.20215</text:p>
              </table:table-cell>
              <table:table-cell office:value-type="float" office:value="2.9769">
                <text:p>2.9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0">
                <text:p>40000</text:p>
              </table:table-cell>
              <table:table-cell office:value-type="float" office:value="8.7433">
                <text:p>8.7433</text:p>
              </table:table-cell>
              <table:table-cell office:value-type="float" office:value="2.99767">
                <text:p>2.99767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00">
                <text:p>41000</text:p>
              </table:table-cell>
              <table:table-cell office:value-type="float" office:value="9.15807">
                <text:p>9.15807</text:p>
              </table:table-cell>
              <table:table-cell office:value-type="float" office:value="2.99991">
                <text:p>2.99991</text:p>
              </table:table-cell>
              <table:table-cell office:value-type="float" office:value="3.53351">
                <text:p>3.53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00">
                <text:p>42000</text:p>
              </table:table-cell>
              <table:table-cell office:value-type="float" office:value="8.87572">
                <text:p>8.87572</text:p>
              </table:table-cell>
              <table:table-cell office:value-type="float" office:value="3.40969">
                <text:p>3.40969</text:p>
              </table:table-cell>
              <table:table-cell office:value-type="float" office:value="3.26058">
                <text:p>3.26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00">
                <text:p>43000</text:p>
              </table:table-cell>
              <table:table-cell office:value-type="float" office:value="8.4921">
                <text:p>8.4921</text:p>
              </table:table-cell>
              <table:table-cell office:value-type="float" office:value="3.43299">
                <text:p>3.43299</text:p>
              </table:table-cell>
              <table:table-cell office:value-type="float" office:value="3.37299">
                <text:p>3.37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00">
                <text:p>44000</text:p>
              </table:table-cell>
              <table:table-cell office:value-type="float" office:value="8.8455">
                <text:p>8.8455</text:p>
              </table:table-cell>
              <table:table-cell office:value-type="float" office:value="4.11881">
                <text:p>4.11881</text:p>
              </table:table-cell>
              <table:table-cell office:value-type="float" office:value="3.9002">
                <text:p>3.9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000">
                <text:p>45000</text:p>
              </table:table-cell>
              <table:table-cell office:value-type="float" office:value="8.73216">
                <text:p>8.73216</text:p>
              </table:table-cell>
              <table:table-cell office:value-type="float" office:value="4.19248">
                <text:p>4.19248</text:p>
              </table:table-cell>
              <table:table-cell office:value-type="float" office:value="4.43036">
                <text:p>4.43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00">
                <text:p>46000</text:p>
              </table:table-cell>
              <table:table-cell office:value-type="float" office:value="8.98078">
                <text:p>8.98078</text:p>
              </table:table-cell>
              <table:table-cell office:value-type="float" office:value="4.12476">
                <text:p>4.12476</text:p>
              </table:table-cell>
              <table:table-cell office:value-type="float" office:value="4.27776">
                <text:p>4.2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000">
                <text:p>47000</text:p>
              </table:table-cell>
              <table:table-cell office:value-type="float" office:value="9.20323">
                <text:p>9.20323</text:p>
              </table:table-cell>
              <table:table-cell office:value-type="float" office:value="5.74033">
                <text:p>5.74033</text:p>
              </table:table-cell>
              <table:table-cell office:value-type="float" office:value="4.89543">
                <text:p>4.89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00">
                <text:p>48000</text:p>
              </table:table-cell>
              <table:table-cell office:value-type="float" office:value="9.21982">
                <text:p>9.21982</text:p>
              </table:table-cell>
              <table:table-cell office:value-type="float" office:value="5.12176">
                <text:p>5.12176</text:p>
              </table:table-cell>
              <table:table-cell office:value-type="float" office:value="5.11012">
                <text:p>5.11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000">
                <text:p>49000</text:p>
              </table:table-cell>
              <table:table-cell office:value-type="float" office:value="9.62978">
                <text:p>9.62978</text:p>
              </table:table-cell>
              <table:table-cell office:value-type="float" office:value="5.98518">
                <text:p>5.98518</text:p>
              </table:table-cell>
              <table:table-cell office:value-type="float" office:value="5.96817">
                <text:p>5.96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00">
                <text:p>50000</text:p>
              </table:table-cell>
              <table:table-cell office:value-type="float" office:value="9.9126">
                <text:p>9.9126</text:p>
              </table:table-cell>
              <table:table-cell office:value-type="float" office:value="6.77687">
                <text:p>6.77687</text:p>
              </table:table-cell>
              <table:table-cell office:value-type="float" office:value="6.25383">
                <text:p>6.25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00">
                <text:p>51000</text:p>
              </table:table-cell>
              <table:table-cell office:value-type="float" office:value="10.1168">
                <text:p>10.1168</text:p>
              </table:table-cell>
              <table:table-cell office:value-type="float" office:value="6.32093">
                <text:p>6.32093</text:p>
              </table:table-cell>
              <table:table-cell office:value-type="float" office:value="7.1443">
                <text:p>7.1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000">
                <text:p>52000</text:p>
              </table:table-cell>
              <table:table-cell office:value-type="float" office:value="10.8587">
                <text:p>10.8587</text:p>
              </table:table-cell>
              <table:table-cell office:value-type="float" office:value="7.40138">
                <text:p>7.40138</text:p>
              </table:table-cell>
              <table:table-cell office:value-type="float" office:value="6.58873">
                <text:p>6.58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000">
                <text:p>53000</text:p>
              </table:table-cell>
              <table:table-cell office:value-type="float" office:value="10.8798">
                <text:p>10.8798</text:p>
              </table:table-cell>
              <table:table-cell office:value-type="float" office:value="6.96458">
                <text:p>6.96458</text:p>
              </table:table-cell>
              <table:table-cell office:value-type="float" office:value="7.23726">
                <text:p>7.23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000">
                <text:p>54000</text:p>
              </table:table-cell>
              <table:table-cell office:value-type="float" office:value="11.2937">
                <text:p>11.2937</text:p>
              </table:table-cell>
              <table:table-cell office:value-type="float" office:value="8.37788">
                <text:p>8.37788</text:p>
              </table:table-cell>
              <table:table-cell office:value-type="float" office:value="9.01881">
                <text:p>9.01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000">
                <text:p>55000</text:p>
              </table:table-cell>
              <table:table-cell office:value-type="float" office:value="11.6912">
                <text:p>11.6912</text:p>
              </table:table-cell>
              <table:table-cell office:value-type="float" office:value="8.87245">
                <text:p>8.87245</text:p>
              </table:table-cell>
              <table:table-cell office:value-type="float" office:value="9.23596">
                <text:p>9.235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000">
                <text:p>56000</text:p>
              </table:table-cell>
              <table:table-cell office:value-type="float" office:value="12.0133">
                <text:p>12.0133</text:p>
              </table:table-cell>
              <table:table-cell office:value-type="float" office:value="9.23795">
                <text:p>9.23795</text:p>
              </table:table-cell>
              <table:table-cell office:value-type="float" office:value="9.57088">
                <text:p>9.57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1$Linux_X86_64 LibreOffice_project/3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